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84"/>
    <style:style style:name="ce8" style:family="table-cell" style:parent-style-name="Default" style:data-style-name="N2"/>
    <style:style style:name="ce9" style:family="table-cell" style:parent-style-name="Default">
      <style:text-properties style:text-underline-style="none"/>
    </style:style>
    <style:style style:name="ce10" style:family="table-cell" style:parent-style-name="Default" style:data-style-name="N37"/>
    <style:style style:name="T1" style:family="text">
      <style:text-properties style:text-position="supe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1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string" calcext:value-type="string">
            <text:p>1<text:span text:style-name="T1">a</text:span> Unidad</text:p>
          </table:table-cell>
          <table:table-cell table:style-name="ce2" office:value-type="string" calcext:value-type="string">
            <text:p>2<text:span text:style-name="T1">a</text:span> Unidad</text:p>
          </table:table-cell>
          <table:table-cell table:style-name="ce2" office:value-type="string" calcext:value-type="string">
            <text:p>3<text:span text:style-name="T1">a</text:span> Unidad</text:p>
          </table:table-cell>
          <table:table-cell table:style-name="ce2" office:value-type="string" calcext:value-type="string">
            <text:p>4<text:span text:style-name="T1">a</text:span> Unidad</text:p>
          </table:table-cell>
          <table:table-cell table:style-name="ce7" office:value-type="string" calcext:value-type="string">
            <text:p>Calificación Final</text:p>
          </table:table-cell>
          <table:table-cell table:style-name="ce7"/>
          <table:table-cell table:number-columns-repeated="6"/>
          <table:table-cell table:style-name="ce10" table:number-columns-repeated="13"/>
          <table:table-cell table:number-columns-repeated="229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formula="of:=([.C2]+[.D2]+[.E2]+[.F2])/4" office:value-type="float" office:value="4.25" calcext:value-type="float">
            <text:p>4.25</text:p>
          </table:table-cell>
          <table:table-cell table:number-columns-repeated="11"/>
          <table:table-cell table:style-name="ce6"/>
          <table:table-cell table:number-columns-repeated="237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office:value-type="float" office:value="7.70833333333333" calcext:value-type="float">
            <text:p>7.71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C3]+[.D3]+[.E3]+[.F3])/4" office:value-type="float" office:value="5.72708333333333" calcext:value-type="float">
            <text:p>5.73</text:p>
          </table:table-cell>
          <table:table-cell table:number-columns-repeated="6"/>
          <table:table-cell table:style-name="ce9"/>
          <table:table-cell table:number-columns-repeated="242"/>
        </table:table-row>
        <table:table-row table:style-name="ro2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.25" calcext:value-type="float">
            <text:p>8.25</text:p>
          </table:table-cell>
          <table:table-cell table:formula="of:=([.C4]+[.D4]+[.E4]+[.F4])/4" office:value-type="float" office:value="2.0625" calcext:value-type="float">
            <text:p>2.06</text:p>
          </table:table-cell>
          <table:table-cell table:number-columns-repeated="249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.25" calcext:value-type="float">
            <text:p>8.25</text:p>
          </table:table-cell>
          <table:table-cell table:formula="of:=([.C5]+[.D5]+[.E5]+[.F5])/4" office:value-type="float" office:value="2.0625" calcext:value-type="float">
            <text:p>2.06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CASTELLANOS MARTINEZ ALDO JESÚ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/>
          <table:table-cell table:style-name="Default"/>
          <table:table-cell table:formula="of:=([.C6]+[.D6]+[.E6]+[.F6])/4" office:value-type="float" office:value="0" calcext:value-type="float">
            <text:p>0.00</text:p>
          </table:table-cell>
          <table:table-cell table:number-columns-repeated="249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style-name="ce4" office:value-type="float" office:value="8.97916666666667" calcext:value-type="float">
            <text:p>8.98</text:p>
          </table:table-cell>
          <table:table-cell table:style-name="ce5" office:value-type="float" office:value="8.1" calcext:value-type="float">
            <text:p>8.1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7]+[.D7]+[.E7]+[.F7])/4" office:value-type="float" office:value="6.51979166666667" calcext:value-type="float">
            <text:p>6.52</text:p>
          </table:table-cell>
          <table:table-cell table:number-columns-repeated="249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float" office:value="9.10416666666667" calcext:value-type="float">
            <text:p>9.10</text:p>
          </table:table-cell>
          <table:table-cell table:style-name="ce5" office:value-type="float" office:value="7.98" calcext:value-type="float">
            <text:p>7.98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([.C8]+[.D8]+[.E8]+[.F8])/4" office:value-type="float" office:value="6.64604166666667" calcext:value-type="float">
            <text:p>6.65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 office:value-type="float" office:value="8.10416666666667" calcext:value-type="float">
            <text:p>8.10</text:p>
          </table:table-cell>
          <table:table-cell table:style-name="ce5" office:value-type="float" office:value="9.1" calcext:value-type="float">
            <text:p>9.1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9]+[.D9]+[.E9]+[.F9])/4" office:value-type="float" office:value="6.55104166666667" calcext:value-type="float">
            <text:p>6.55</text:p>
          </table:table-cell>
          <table:table-cell table:number-columns-repeated="249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 office:value-type="float" office:value="8.875" calcext:value-type="float">
            <text:p>8.88</text:p>
          </table:table-cell>
          <table:table-cell table:style-name="ce5" office:value-type="float" office:value="9.58" calcext:value-type="float">
            <text:p>9.58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([.C10]+[.D10]+[.E10]+[.F10])/4" office:value-type="float" office:value="7.03875" calcext:value-type="float">
            <text:p>7.04</text:p>
          </table:table-cell>
          <table:table-cell table:number-columns-repeated="249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float" office:value="7.02083333333333" calcext:value-type="float">
            <text:p>7.02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11]+[.D11]+[.E11]+[.F11])/4" office:value-type="float" office:value="5.75520833333333" calcext:value-type="float">
            <text:p>5.76</text:p>
          </table:table-cell>
          <table:table-cell table:number-columns-repeated="249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float" office:value="10.6666666666667" calcext:value-type="float">
            <text:p>10.67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9.9" calcext:value-type="float">
            <text:p>9.9</text:p>
          </table:table-cell>
          <table:table-cell table:formula="of:=([.C12]+[.D12]+[.E12]+[.F12])/4" office:value-type="float" office:value="7.64166666666667" calcext:value-type="float">
            <text:p>7.64</text:p>
          </table:table-cell>
          <table:table-cell table:number-columns-repeated="249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 office:value-type="float" office:value="7.3125" calcext:value-type="float">
            <text:p>7.31</text:p>
          </table:table-cell>
          <table:table-cell office:value-type="float" office:value="9.58" calcext:value-type="float">
            <text:p>9.58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([.C13]+[.D13]+[.E13]+[.F13])/4" office:value-type="float" office:value="6.648125" calcext:value-type="float">
            <text:p>6.65</text:p>
          </table:table-cell>
          <table:table-cell table:number-columns-repeated="249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8" calcext:value-type="float">
            <text:p>8.00</text:p>
          </table:table-cell>
          <table:table-cell table:style-name="ce5" office:value-type="float" office:value="4.2" calcext:value-type="float">
            <text:p>4.2</text:p>
          </table:table-cell>
          <table:table-cell table:number-columns-repeated="2"/>
          <table:table-cell table:formula="of:=([.C14]+[.D14]+[.E14]+[.F14])/4" office:value-type="float" office:value="3.05" calcext:value-type="float">
            <text:p>3.05</text:p>
          </table:table-cell>
          <table:table-cell table:number-columns-repeated="249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 office:value-type="float" office:value="9.22916666666667" calcext:value-type="float">
            <text:p>9.23</text:p>
          </table:table-cell>
          <table:table-cell office:value-type="float" office:value="8.58" calcext:value-type="float">
            <text:p>8.58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15]+[.D15]+[.E15]+[.F15])/4" office:value-type="float" office:value="6.70229166666667" calcext:value-type="float">
            <text:p>6.70</text:p>
          </table:table-cell>
          <table:table-cell table:number-columns-repeated="249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7.375" calcext:value-type="float">
            <text:p>7.38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16]+[.D16]+[.E16]+[.F16])/4" office:value-type="float" office:value="4.09375" calcext:value-type="float">
            <text:p>4.09</text:p>
          </table:table-cell>
          <table:table-cell table:number-columns-repeated="249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office:value-type="float" office:value="7.02083333333333" calcext:value-type="float">
            <text:p>7.02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([.C17]+[.D17]+[.E17]+[.F17])/4" office:value-type="float" office:value="6.12520833333333" calcext:value-type="float">
            <text:p>6.13</text:p>
          </table:table-cell>
          <table:table-cell table:number-columns-repeated="249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float" office:value="10" calcext:value-type="float">
            <text:p>10.00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9.9" calcext:value-type="float">
            <text:p>9.9</text:p>
          </table:table-cell>
          <table:table-cell table:formula="of:=([.C18]+[.D18]+[.E18]+[.F18])/4" office:value-type="float" office:value="7.475" calcext:value-type="float">
            <text:p>7.48</text:p>
          </table:table-cell>
          <table:table-cell table:number-columns-repeated="249"/>
        </table:table-row>
        <table:table-row table:style-name="ro2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.25" calcext:value-type="float">
            <text:p>8.25</text:p>
          </table:table-cell>
          <table:table-cell table:formula="of:=([.C19]+[.D19]+[.E19]+[.F19])/4" office:value-type="float" office:value="2.3125" calcext:value-type="float">
            <text:p>2.31</text:p>
          </table:table-cell>
          <table:table-cell table:number-columns-repeated="249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 office:value-type="float" office:value="9.66666666666667" calcext:value-type="float">
            <text:p>9.67</text:p>
          </table:table-cell>
          <table:table-cell office:value-type="float" office:value="8.58" calcext:value-type="float">
            <text:p>8.58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20]+[.D20]+[.E20]+[.F20])/4" office:value-type="float" office:value="6.81166666666667" calcext:value-type="float">
            <text:p>6.81</text:p>
          </table:table-cell>
          <table:table-cell table:number-columns-repeated="4"/>
          <table:table-cell table:style-name="ce9"/>
          <table:table-cell table:number-columns-repeated="244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C21]+[.D21]+[.E21]+[.F21])/4" office:value-type="float" office:value="4.6" calcext:value-type="float">
            <text:p>4.60</text:p>
          </table:table-cell>
          <table:table-cell table:number-columns-repeated="249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 office:value-type="float" office:value="7.75" calcext:value-type="float">
            <text:p>7.75</text:p>
          </table:table-cell>
          <table:table-cell table:style-name="ce5" office:value-type="float" office:value="9.1" calcext:value-type="float">
            <text:p>9.1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22]+[.D22]+[.E22]+[.F22])/4" office:value-type="float" office:value="6.4625" calcext:value-type="float">
            <text:p>6.46</text:p>
          </table:table-cell>
          <table:table-cell table:number-columns-repeated="249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style-name="ce4" office:value-type="float" office:value="6.5" calcext:value-type="float">
            <text:p>6.50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23]+[.D23]+[.E23]+[.F23])/4" office:value-type="float" office:value="5.625" calcext:value-type="float">
            <text:p>5.63</text:p>
          </table:table-cell>
          <table:table-cell table:number-columns-repeated="249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8.85416666666667" calcext:value-type="float">
            <text:p>8.85</text:p>
          </table:table-cell>
          <table:table-cell table:style-name="Default" office:value-type="float" office:value="7.2" calcext:value-type="float">
            <text:p>7.2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C24]+[.D24]+[.E24]+[.F24])/4" office:value-type="float" office:value="6.01354166666667" calcext:value-type="float">
            <text:p>6.01</text:p>
          </table:table-cell>
          <table:table-cell table:number-columns-repeated="249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 office:value-type="float" office:value="9.45833333333333" calcext:value-type="float">
            <text:p>9.46</text:p>
          </table:table-cell>
          <table:table-cell table:style-name="ce5" office:value-type="float" office:value="6.6" calcext:value-type="float">
            <text:p>6.6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C25]+[.D25]+[.E25]+[.F25])/4" office:value-type="float" office:value="6.01458333333333" calcext:value-type="float">
            <text:p>6.01</text:p>
          </table:table-cell>
          <table:table-cell table:number-columns-repeated="249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5.875" calcext:value-type="float">
            <text:p>5.8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C26]+[.D26]+[.E26]+[.F26])/4" office:value-type="float" office:value="4.51875" calcext:value-type="float">
            <text:p>4.52</text:p>
          </table:table-cell>
          <table:table-cell table:number-columns-repeated="249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style-name="ce4" office:value-type="float" office:value="7.83333333333333" calcext:value-type="float">
            <text:p>7.83</text:p>
          </table:table-cell>
          <table:table-cell table:style-name="ce5" office:value-type="float" office:value="8.1" calcext:value-type="float">
            <text:p>8.1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27]+[.D27]+[.E27]+[.F27])/4" office:value-type="float" office:value="6.23333333333333" calcext:value-type="float">
            <text:p>6.23</text:p>
          </table:table-cell>
          <table:table-cell table:number-columns-repeated="249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 office:value-type="float" office:value="6.95833333333333" calcext:value-type="float">
            <text:p>6.96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2"/>
          <table:table-cell table:formula="of:=([.C28]+[.D28]+[.E28]+[.F28])/4" office:value-type="float" office:value="2.33958333333333" calcext:value-type="float">
            <text:p>2.34</text:p>
          </table:table-cell>
          <table:table-cell table:number-columns-repeated="249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 office:value-type="float" office:value="8.16666666666667" calcext:value-type="float">
            <text:p>8.1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Default" office:value-type="float" office:value="9.3" calcext:value-type="float">
            <text:p>9.3</text:p>
          </table:table-cell>
          <table:table-cell table:formula="of:=([.C29]+[.D29]+[.E29]+[.F29])/4" office:value-type="float" office:value="6.86666666666667" calcext:value-type="float">
            <text:p>6.87</text:p>
          </table:table-cell>
          <table:table-cell table:number-columns-repeated="249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 office:value-type="float" office:value="8.41666666666667" calcext:value-type="float">
            <text:p>8.4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formula="of:=([.C30]+[.D30]+[.E30]+[.F30])/4" office:value-type="float" office:value="6.92916666666667" calcext:value-type="float">
            <text:p>6.93</text:p>
          </table:table-cell>
          <table:table-cell table:number-columns-repeated="249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8.75" calcext:value-type="float">
            <text:p>8.75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([.C31]+[.D31]+[.E31]+[.F31])/4" office:value-type="float" office:value="6.4075" calcext:value-type="float">
            <text:p>6.41</text:p>
          </table:table-cell>
          <table:table-cell table:number-columns-repeated="249"/>
        </table:table-row>
        <table:table-row table:style-name="ro3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office:value-type="float" office:value="10" calcext:value-type="float">
            <text:p>10.00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32]+[.D32]+[.E32]+[.F32])/4" office:value-type="float" office:value="6.775" calcext:value-type="float">
            <text:p>6.78</text:p>
          </table:table-cell>
          <table:table-cell table:number-columns-repeated="249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 office:value-type="float" office:value="6.35416666666667" calcext:value-type="float">
            <text:p>6.35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([.C33]+[.D33]+[.E33]+[.F33])/4" office:value-type="float" office:value="2.18854166666667" calcext:value-type="float">
            <text:p>2.19</text:p>
          </table:table-cell>
          <table:table-cell table:number-columns-repeated="249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 office:value-type="float" office:value="8.25" calcext:value-type="float">
            <text:p>8.25</text:p>
          </table:table-cell>
          <table:table-cell table:style-name="ce5" office:value-type="float" office:value="9.58" calcext:value-type="float">
            <text:p>9.58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([.C34]+[.D34]+[.E34]+[.F34])/4" office:value-type="float" office:value="6.8825" calcext:value-type="float">
            <text:p>6.88</text:p>
          </table:table-cell>
          <table:table-cell table:number-columns-repeated="249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 office:value-type="float" office:value="9.625" calcext:value-type="float">
            <text:p>9.63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([.C35]+[.D35]+[.E35]+[.F35])/4" office:value-type="float" office:value="6.62625" calcext:value-type="float">
            <text:p>6.63</text:p>
          </table:table-cell>
          <table:table-cell table:number-columns-repeated="249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float" office:value="9.89583333333333" calcext:value-type="float">
            <text:p>9.90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formula="of:=([.C36]+[.D36]+[.E36]+[.F36])/4" office:value-type="float" office:value="7.29895833333333" calcext:value-type="float">
            <text:p>7.30</text:p>
          </table:table-cell>
          <table:table-cell table:number-columns-repeated="249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float" office:value="5.8125" calcext:value-type="float">
            <text:p>5.8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C37]+[.D37]+[.E37]+[.F37])/4" office:value-type="float" office:value="2.703125" calcext:value-type="float">
            <text:p>2.70</text:p>
          </table:table-cell>
          <table:table-cell table:number-columns-repeated="249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 office:value-type="float" office:value="7.625" calcext:value-type="float">
            <text:p>7.63</text:p>
          </table:table-cell>
          <table:table-cell table:style-name="Default" office:value-type="float" office:value="2.4" calcext:value-type="float">
            <text:p>2.4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C38]+[.D38]+[.E38]+[.F38])/4" office:value-type="float" office:value="4.50625" calcext:value-type="float">
            <text:p>4.51</text:p>
          </table:table-cell>
          <table:table-cell table:number-columns-repeated="249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style-name="ce4" office:value-type="float" office:value="7.66666666666667" calcext:value-type="float">
            <text:p>7.67</text:p>
          </table:table-cell>
          <table:table-cell table:style-name="ce5" office:value-type="float" office:value="9.1" calcext:value-type="float">
            <text:p>9.1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39]+[.D39]+[.E39]+[.F39])/4" office:value-type="float" office:value="6.44166666666667" calcext:value-type="float">
            <text:p>6.44</text:p>
          </table:table-cell>
          <table:table-cell table:number-columns-repeated="249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office:value-type="float" office:value="8.41666666666667" calcext:value-type="float">
            <text:p>8.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9" calcext:value-type="float">
            <text:p>9.9</text:p>
          </table:table-cell>
          <table:table-cell table:formula="of:=([.C40]+[.D40]+[.E40]+[.F40])/4" office:value-type="float" office:value="7.07916666666667" calcext:value-type="float">
            <text:p>7.08</text:p>
          </table:table-cell>
          <table:table-cell table:number-columns-repeated="249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office:value-type="float" office:value="7.10416666666667" calcext:value-type="float">
            <text:p>7.10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formula="of:=([.C41]+[.D41]+[.E41]+[.F41])/4" office:value-type="float" office:value="5.92604166666667" calcext:value-type="float">
            <text:p>5.93</text:p>
          </table:table-cell>
          <table:table-cell table:number-columns-repeated="249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4.6875" calcext:value-type="float">
            <text:p>4.6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C42]+[.D42]+[.E42]+[.F42])/4" office:value-type="float" office:value="4.671875" calcext:value-type="float">
            <text:p>4.67</text:p>
          </table:table-cell>
          <table:table-cell table:number-columns-repeated="249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 office:value-type="float" office:value="8.35416666666667" calcext:value-type="float">
            <text:p>8.35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C43]+[.D43]+[.E43]+[.F43])/4" office:value-type="float" office:value="4.68854166666667" calcext:value-type="float">
            <text:p>4.69</text:p>
          </table:table-cell>
          <table:table-cell table:number-columns-repeated="249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style-name="ce4" office:value-type="float" office:value="8.52083333333333" calcext:value-type="float">
            <text:p>8.5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([.C44]+[.D44]+[.E44]+[.F44])/4" office:value-type="float" office:value="2.88020833333333" calcext:value-type="float">
            <text:p>2.88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5</number:text>
      <number:number number:decimal-places="2" number:min-integer-digits="0"/>
      <style:map style:condition="value()&gt;=0" style:apply-style-name="N123P0"/>
    </number:number-style>
    <number:number-style style:name="N124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7:34:43.1662768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6T18:02:54.862394221</dc:date>
    <meta:editing-duration>P1DT10H57M31S</meta:editing-duration>
    <meta:editing-cycles>37</meta:editing-cycles>
    <meta:generator>LibreOffice/4.2.4.2$Linux_X86_64 LibreOffice_project/03b94f25a57b5f9067cd17c38fa7509af5e551ea</meta:generator>
    <meta:document-statistic meta:table-count="1" meta:cell-count="254" meta:object-count="0"/>
  </office:meta>
</office:document-meta>
</file>